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77000001F4E237051D.jpg" manifest:media-type="image/jpeg"/>
  <manifest:file-entry manifest:full-path="Pictures/1000020100000211000002E8A562679D.png" manifest:media-type="image/png"/>
  <manifest:file-entry manifest:full-path="Pictures/10000201000002BC000001D17C602154.png" manifest:media-type="image/png"/>
  <manifest:file-entry manifest:full-path="Pictures/10000201000002AB0000015B5CD49400.png" manifest:media-type="image/png"/>
  <manifest:file-entry manifest:full-path="Pictures/1000020100000239000002CDC19890AD.png" manifest:media-type="image/png"/>
  <manifest:file-entry manifest:full-path="Pictures/10000201000002BC000001BFDA6F4AB5.png" manifest:media-type="image/png"/>
  <manifest:file-entry manifest:full-path="Pictures/10000000000002900000019AB72BDA9C.jpg" manifest:media-type="image/jpeg"/>
  <manifest:file-entry manifest:full-path="Pictures/10000000000002CB0000019200521FE9.png" manifest:media-type="image/png"/>
  <manifest:file-entry manifest:full-path="Pictures/1000000000000406000003BF148DB035.png" manifest:media-type="image/png"/>
  <manifest:file-entry manifest:full-path="Pictures/10000000000003FE000003BACD33116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ize="32pt" fo:text-shadow="none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vice Detection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vice Detection in Joomla!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the IdMyGadget Adapter API for</text:p>
            <text:p>Device Detection in the</text:p>
            <text:p>Default Joomla Templates:</text:p>
            <text:p><text:span text:style-name="T1"><text:line-break/></text:span><text:span text:style-name="T1">Beez3 and protostar</text:span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I Got Started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I Got Start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bought a new Kindle and was buying a lot of O'Reilly E-books for it</text:p>
              </text:list-item>
              <text:list-item>
                <text:p>One of the books I got was <text:span text:style-name="T2">Building Android Apps, with HTML, CSS, and JavaScript</text:span> by Jonathan Stark, because I thought it might be cool to do that (using Phone Gap/Apache Cordova)</text:p>
              </text:list-item>
              <text:list-item>
                <text:p>At some point the book referred me to the Appendix, which is about WURFL</text:p>
              </text:list-item>
              <text:list-item>
                <text:p>I downloaded and started playing around with it, and thought it was pretty coo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Cover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k Book - Cover</text:p>
          </draw:text-box>
        </draw:frame>
        <draw:frame draw:style-name="gr2" draw:text-style-name="P2" draw:layer="layout" svg:width="13.047cm" svg:height="12.179cm" svg:x="7.475cm" svg:y="4.913cm" presentation:class="graphic">
          <draw:image xlink:href="Pictures/10000000000003FE000003BACD3311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Appendix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k Book - Appendix</text:p>
          </draw:text-box>
        </draw:frame>
        <draw:frame draw:style-name="gr2" draw:text-style-name="P2" draw:layer="layout" svg:width="13.08cm" svg:height="12.179cm" svg:x="7.459cm" svg:y="4.913cm" presentation:class="graphic">
          <draw:image xlink:href="Pictures/1000000000000406000003BF148DB0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Device Detection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ftware packages that identify the device being used to access a web site</text:p>
              </text:list-item>
              <text:list-item>
                <text:p>These packages differ greatly in their capabilities and the license under which they are released</text:p>
              </text:list-item>
              <text:list-item>
                <text:p>I have been focusing on three very different packages, but many others exist</text:p>
              </text:list-item>
              <text:list-item>
                <text:p>I have not delved deeply into how they work, but it appears they all use the User Agent string to identify the devi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1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current state of the art is responsive design: relying on CSS media queries to modify what the site looks like based on device characteristics, such as screen size and orientation</text:p>
              </text:list-item>
              <text:list-item>
                <text:p>CSS is intended to control presentation, the view</text:p>
                <text:list>
                  <text:list-item>
                    <text:p>Serving content only to hide it is cheating</text:p>
                  </text:list-item>
                  <text:list-item>
                    <text:p>Device detection allows us to serve only content relevant to the device</text:p>
                  </text:list-item>
                </text:list>
              </text:list-item>
              <text:list-item>
                <text:p>Reliance on media queries can lead to massive, non-intuitive, spaghetti-like files that are difficult to maintain </text:p>
              </text:list-item>
              <text:list-item>
                <text:p>CSS lacks the rich history and best practices of organizing complex code that writing programs has</text:p>
              </text:list-item>
              <text:list-item>
                <text:p>Spend resources serving only content that is relevant for that device.</text:p>
                <text:list>
                  <text:list-item>
                    <text:p>Why deliver content and markup then hide i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2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o thinks that a site should look the same on all devices?</text:p>
              </text:list-item>
              <text:list-item>
                <text:p>Should a site's menus have the same options on all devices?</text:p>
              </text:list-item>
              <text:list-item>
                <text:p>Rather than get into too many details, just say:</text:p>
                <text:list>
                  <text:list-item>
                    <text:p>Media queries are extremely limited in function</text:p>
                  </text:list-item>
                  <text:list-item>
                    <text:p>Responsive design is a hack!</text:p>
                  </text:list-item>
                  <text:list-item>
                    <text:p>Device detection gives the programmer complete control over the content served to any given device</text:p>
                  </text:list-item>
                </text:list>
              </text:list-item>
              <text:list-item>
                <text:p>Mobile bloat is a very real concern: <text:a xlink:href="http://www.soasta.com/blog/mobile-web-performance-page-bloat-july-2015/" xlink:type="simple">www.soasta.com/blog/mobile-web-performance-page-bloat-july-2015/</text:a></text:p>
              </text:list-item>
              <text:list-item>
                <text:p>SpotXChange uses device detection to determine which type of video to delive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3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Should You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's Free!</text:p>
              </text:list-item>
              <text:list-item>
                <text:p>Easy to change look of header when using a template like protostar tomh idmygadget!</text:p>
              </text:list-item>
              <text:list-item>
                <text:p>Easy to create a custom Hamburger Menu Icon!</text:p>
              </text:list-item>
              <text:list-item>
                <text:p>Device-specific menus are the key to device-specific content</text:p>
              </text:list-item>
              <text:list-item>
                <text:p>I am really not a salesman, but do enjoy creating and eating my own dog foo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I Use I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I Use 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want to preserve the organization and content of the site on all devices</text:p>
              </text:list-item>
              <text:list-item>
                <text:p>I want to change specific characteristics of the content based on the type of device</text:p>
                <text:list>
                  <text:list-item>
                    <text:p>Menus and other widgets</text:p>
                  </text:list-item>
                </text:list>
              </text:list-item>
              <text:list-item>
                <text:p>I do not want to serve content only to use CSS to hide it</text:p>
                <text:list>
                  <text:list-item>
                    <text:p>That is wasteful and irresponsible</text:p>
                  </text:list-item>
                  <text:list-item>
                    <text:p>It is a violation of the purpose of CSS, which is to control the style and appearance of the site, not the cont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Should You Use It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Should You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nk about it during the presentation, and we will come back to this</text:p>
                <text:list>
                  <text:list-item>
                    <text:p>I'd like to know your idea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ed Device Detector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pported Device Detec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tect_mobile_browsers - the simplest and most open license, but does not detect tablets</text:p>
              </text:list-item>
              <text:list-item>
                <text:p>mobile_detect - more functionality, mostly in the form of booleans</text:p>
              </text:list-item>
              <text:list-item>
                <text:p>tera_wurfl - offers hundreds of details about the device, but requires setting up a database (this is the one that got me started)</text:p>
              </text:list-item>
              <text:list-item>
                <text:p>Maybe others in the future?</text:p>
              </text:list-item>
              <text:list-item>
                <text:p>Want to see some cod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ing Device Detection to Joomla!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ding Device Detection to Joomla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took a look at my fresh Joomla! site on my phone and did not like the menu</text:p>
              </text:list-item>
              <text:list-item>
                <text:p>So most of my work in this area has been focused on</text:p>
                <text:list>
                  <text:list-item>
                    <text:p>Adding Device Detection code to the default templates</text:p>
                  </text:list-item>
                  <text:list-item>
                    <text:p>Playing around with navigation, using jQuery Mobile and a custom Hamburger Menu Icon</text:p>
                  </text:list-item>
                </text:list>
              </text:list-item>
              <text:list-item>
                <text:p><text:span text:style-name="T3">Note that once you have device-specific menus, it is easy to have as little or as much device-specific content as you want</text:span></text:p>
              </text:list-item>
              <text:list-item>
                <text:p>Let that sink in, it is extremely important, and I only just fully realized it recent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idMyGadget_for_joomla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idMyGadget_for_jooml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mws_idMyGadget_for_joomla is the name of the github repository (aka. “repo”) containing this code</text:p>
                <text:list>
                  <text:list-item>
                    <text:p><text:a xlink:href="https://github.com/tomwhartung/jmws_idMyGadget_for_joomla" xlink:type="simple">github.com/tomwhartung/jmws_idMyGadget_for_joomla</text:a></text:p>
                  </text:list-item>
                </text:list>
              </text:list-item>
              <text:list-item>
                <text:p>Interface between Joomla! and the IdMyGadget Adapter API I am using for my resume</text:p>
              </text:list-item>
              <text:list-item>
                <text:p>Provides a common interface between Joomla! and the three supported device detectors</text:p>
              </text:list-item>
              <text:list-item>
                <text:p>See screenshot on next sli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lect Device Detector (screenshot)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elect Device Detector</text:p>
          </draw:text-box>
        </draw:frame>
        <draw:frame draw:style-name="gr3" draw:text-style-name="P2" draw:layer="layout" svg:width="21.663cm" svg:height="12.179cm" svg:x="3.167cm" svg:y="4.913cm" presentation:class="graphic" presentation:user-transformed="true">
          <draw:image xlink:href="Pictures/10000000000002CB0000019200521F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 and Protostar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ez3 and Protosta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y initial goal was to make minimal changes to both of these, specifically to support different types of menus on mobile devices</text:p>
              </text:list-item>
              <text:list-item>
                <text:p>Both are responsive, so should require minimal changes</text:p>
              </text:list-item>
              <text:list-item>
                <text:p>I quickly realized that Beez3 is considerably more complex than protostar</text:p>
                <text:list>
                  <text:list-item>
                    <text:p>Beez3: 48 php, 5 js, 14 css, 145 files total</text:p>
                  </text:list-item>
                  <text:list-item>
                    <text:p>Protostar: 5 php, 3 js, 1 css, 25 files total</text:p>
                  </text:list-item>
                </text:list>
              </text:list-item>
              <text:list-item>
                <text:p>After awhile I realized I wanted to have some fun and make more than minimal changes to protosta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beez3_idMyGadge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beez3_idMyGadg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hub Repo: </text:p>
                <text:list>
                  <text:list-item>
                    <text:p><text:a xlink:href="https://github.com/tomwhartung/jmws_beez3_idMyGadget" xlink:type="simple">github.com/tomwhartung/jmws_beez3_idMyGadget</text:a></text:p>
                  </text:list-item>
                </text:list>
              </text:list-item>
              <text:list-item>
                <text:p>Still a Work in Progress (WiP)</text:p>
                <text:list>
                  <text:list-item>
                    <text:p>At this time I have no real definition of “complete” and no real incentive to define or do it</text:p>
                  </text:list-item>
                  <text:list-item>
                    <text:p>You could change that!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ez3-IdMyGadget Admin 1</text:p>
          </draw:text-box>
        </draw:frame>
        <draw:frame draw:style-name="gr3" draw:text-style-name="P2" draw:layer="layout" svg:width="23.141cm" svg:height="14.463cm" svg:x="2.513cm" svg:y="4.333cm" presentation:class="graphic" presentation:user-transformed="true">
          <draw:image xlink:href="Pictures/10000000000002900000019AB72BDA9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9.664cm" svg:height="12.179cm" svg:x="9.167cm" svg:y="4.913cm" presentation:class="graphic">
          <draw:image xlink:href="Pictures/1000020100000239000002CDC19890AD.png" xlink:type="simple" xlink:show="embed" xlink:actuate="onLoad">
            <text:p/>
          </draw:image>
        </draw:frame>
        <draw:frame draw:style-name="gr3" draw:text-style-name="P2" draw:layer="layout" svg:width="15.113cm" svg:height="19.05cm" svg:x="6.604cm" svg:y="1.016cm">
          <draw:image xlink:href="Pictures/1000020100000239000002CDC19890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3" draw:style-name="dp1" draw:master-page-name="Default" presentation:presentation-page-layout-name="AL2T1">
        <draw:frame draw:style-name="gr3" draw:text-style-name="P2" draw:layer="layout" svg:width="13.538cm" svg:height="19.05cm" svg:x="6.858cm" svg:y="1.016cm" presentation:class="graphic" presentation:user-transformed="true">
          <draw:image xlink:href="Pictures/1000020100000211000002E8A562679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ez3-IdMyGadget Admin 4</text:p>
          </draw:text-box>
        </draw:frame>
        <draw:frame draw:style-name="gr3" draw:text-style-name="P2" draw:layer="layout" svg:width="24.09cm" svg:height="12.238cm" svg:x="1.918cm" svg:y="4.572cm">
          <draw:image xlink:href="Pictures/10000201000002AB0000015B5CD494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protostar_idMyGadge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protostar_idMyGadg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hub Repo: </text:p>
                <text:list>
                  <text:list-item>
                    <text:p><text:a xlink:href="https://github.com/tomwhartung/jmws_protostar_idMyGadget" xlink:type="simple">github.com/tomwhartung/jmws_protostar_idMyGadget</text:a></text:p>
                  </text:list-item>
                </text:list>
              </text:list-item>
              <text:list-item>
                <text:p>Still a Work in Progress (WiP)</text:p>
                <text:list>
                  <text:list-item>
                    <text:p>At this time I have no real definition of “complete” and no real incentive to define or do it</text:p>
                  </text:list-item>
                  <text:list-item>
                    <text:p>You could change that!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otostar-IdMyGadget Admin 1</text:p>
          </draw:text-box>
        </draw:frame>
        <draw:frame draw:style-name="gr3" draw:text-style-name="P2" draw:layer="layout" svg:width="20.32cm" svg:height="13.487cm" svg:x="3.81cm" svg:y="5.309cm" presentation:class="graphic" presentation:user-transformed="true">
          <draw:image xlink:href="Pictures/10000201000002BC000001D17C6021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protostar_tomh_idMyGadge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protostar_tomh_idMyGadg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is the template I am using for my <text:a xlink:href="http://joomoowebsites.com/" xlink:type="simple">joomoowebsites.com</text:a> sit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star-Tomh-IdMyGadget 1</text:p>
          </draw:text-box>
        </draw:frame>
        <draw:frame draw:style-name="gr3" draw:text-style-name="P2" draw:layer="layout" svg:width="20.32cm" svg:height="12.979cm" svg:x="3.81cm" svg:y="5.291cm" presentation:class="graphic" presentation:user-transformed="true">
          <draw:image xlink:href="Pictures/10000201000002BC000001BFDA6F4A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MyGadget Module/Menu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MyGadget Module/Menu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sition-7 “hack?” used to suppress main menu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MyGadget Menu 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MyGadget Menu 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one Navigation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one Navigation 1</text:p>
          </draw:text-box>
        </draw:frame>
        <draw:frame presentation:style-name="pr4" draw:layer="layout" svg:width="25.199cm" svg:height="12.179cm" svg:x="1.217cm" svg:y="5.093cm" presentation:class="outline" presentation:user-transformed="true">
          <draw:text-box>
            <text:list text:style-name="L2">
              <text:list-item>
                <text:p>Implemented using jQuery Mobile <text:a xlink:href="https://jquerymobile.com/" xlink:type="simple">jquerymobile.com</text:a></text:p>
                <text:list>
                  <text:list-item>
                    <text:p>You can add as many as you want, it will stack them (I have found one level looks best)</text:p>
                  </text:list-item>
                  <text:list-item>
                    <text:p>You can theme them (I have found the built-in themes to be rather limited)</text:p>
                  </text:list-item>
                </text:list>
              </text:list-item>
              <text:list-item>
                <text:p>Appears on phones only</text:p>
                <text:list>
                  <text:list-item>
                    <text:p>It would be easy to make them appear tablets or desktops or both</text:p>
                  </text:list-item>
                  <text:list-item>
                    <text:p>I think it looks good only on phones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one Navigation 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one Navigation 2</text:p>
          </draw:text-box>
        </draw:frame>
        <draw:frame presentation:style-name="pr4" draw:layer="layout" svg:width="25.199cm" svg:height="12.179cm" svg:x="1.217cm" svg:y="5.093cm" presentation:class="outline" presentation:user-transformed="true">
          <draw:text-box>
            <text:list text:style-name="L2">
              <text:list-item>
                <text:p>New positions in template:</text:p>
                <text:list>
                  <text:list-item>
                    <text:p>phone-header-nav</text:p>
                  </text:list-item>
                  <text:list-item>
                    <text:p>phone-footer-nav</text:p>
                  </text:list-item>
                </text:list>
              </text:list-item>
              <text:list-item>
                <text:p>Menus created:</text:p>
                <text:list>
                  <text:list-item>
                    <text:p>Phone Header Nav</text:p>
                  </text:list-item>
                  <text:list-item>
                    <text:p>Phone Footer Nav</text:p>
                  </text:list-item>
                </text:list>
              </text:list-item>
              <text:list-item>
                <text:p>Modules created:</text:p>
                <text:list>
                  <text:list-item>
                    <text:p>Phone Header Nav</text:p>
                  </text:list-item>
                  <text:list-item>
                    <text:p>Phone Footer Na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Specific Conten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vice-Specific Cont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ce we have device-specific menus, device-specific content is easy</text:p>
              </text:list-item>
              <text:list-item>
                <text:p>Example:</text:p>
                <text:list>
                  <text:list-item>
                    <text:p>Downloads option on Desktop Menu</text:p>
                  </text:list-item>
                  <text:list-item>
                    <text:p>Fremiums option on Mobile Menu</text:p>
                  </text:list-item>
                </text:list>
              </text:list-item>
              <text:list-item>
                <text:p>Content is still available, e.g. by typing into the location bar, but who does that anyway?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Menu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: Phone Burger Menu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urrently hard-wired to use jQuery Mobile pop-up</text:p>
                <text:list>
                  <text:list-item>
                    <text:p>If menu exists, always display on phones</text:p>
                  </text:list-item>
                  <text:list-item>
                    <text:p>Parameters allow display on tablets and desktops</text:p>
                  </text:list-item>
                  <text:list-item>
                    <text:p>I do not recommend using it on desktop views because of hard-wiring</text:p>
                  </text:list-item>
                  <text:list-item>
                    <text:p>Could change desktop view to use different style of pop-up, but I do not have a need for that right now</text:p>
                  </text:list-item>
                </text:list>
              </text:list-item>
              <text:list-item>
                <text:p>Added to new positions in all three idMyGadget templates</text:p>
                <text:list>
                  <text:list-item>
                    <text:p>phone-burger-menu-left</text:p>
                  </text:list-item>
                  <text:list-item>
                    <text:p>phone-burger-menu-right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Menu 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: Phone Burger Menu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ded to new positions in all three idMyGadget templates</text:p>
                <text:list>
                  <text:list-item>
                    <text:p>phone-burger-menu-left</text:p>
                  </text:list-item>
                  <text:list-item>
                    <text:p>phone-burger-menu-right</text:p>
                  </text:list-item>
                </text:list>
              </text:list-item>
              <text:list-item>
                <text:p>Menus created:</text:p>
                <text:list>
                  <text:list-item>
                    <text:p>Phone Burger Menu Left</text:p>
                    <text:list>
                      <text:list-item>
                        <text:p>Same top-level options as Desktop Menu</text:p>
                      </text:list-item>
                      <text:list-item>
                        <text:p>Used instead of Desktop Menu on phones and tablets</text:p>
                      </text:list-item>
                    </text:list>
                  </text:list-item>
                  <text:list-item>
                    <text:p>Demos Burger</text:p>
                  </text:list-item>
                </text:list>
              </text:list-item>
              <text:list-item>
                <text:p>Modules created:</text:p>
                <text:list>
                  <text:list-item>
                    <text:p>Phone Burger Menu Left</text:p>
                  </text:list-item>
                  <text:list-item>
                    <text:p>Demos Bur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Option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: Phone Burger Op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re are options to set the</text:p>
                <text:list>
                  <text:list-item>
                    <text:p>Size of the icon</text:p>
                  </text:list-item>
                  <text:list-item>
                    <text:p>Bar thickness</text:p>
                  </text:list-item>
                  <text:list-item>
                    <text:p>End cap</text:p>
                  </text:list-item>
                </text:list>
              </text:list-item>
              <text:list-item>
                <text:p>I am currently using image files...</text:p>
              </text:list-item>
              <text:list-item>
                <text:p>Note that the images are scal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Statu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 - Stat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ez3: I am not using it but it provides a good starting point for someone who might want to build on it </text:p>
              </text:list-item>
              <text:list-item>
                <text:p>Protostar: I am not using it but it provides a good starting point for someone who might want to build on it</text:p>
              </text:list-item>
              <text:list-item>
                <text:p>Protostar Tomh: Using it and happy with it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Downside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 - Down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leeding edge: device-specific positions will not show up in joomla's positions preview</text:p>
              </text:list-item>
              <text:list-item>
                <text:p>Things can get complicated, especially when used with a site that is already responsive</text:p>
              </text:list-item>
              <text:list-item>
                <text:p>Have already been rejected for one job, for having a <text:span text:style-name="T4">“strong opinion of device detection” 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Upside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 - Up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feel I am recovering from the Great JavaScript Library Explosion of 2014</text:p>
              </text:list-item>
              <text:list-item>
                <text:p>This work is helping me figure out what I want to do when I grow up <text:span text:style-name="T5">☺</text:span></text:p>
                <text:list>
                  <text:list-item>
                    <text:p><text:span text:style-name="T5">Some JS is ok, but I wouldn't want to do it 24/7/365</text:span></text:p>
                  </text:list-item>
                </text:list>
              </text:list-item>
              <text:list-item>
                <text:p>I think there is a huge amount of potential here..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Future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 - Fut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lanning to work on something similar for WordPress and Drupal (unless I find a job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Me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 for Me?</text:p>
          </draw:text-box>
        </draw:frame>
        <draw:frame draw:style-name="gr2" draw:text-style-name="P2" draw:layer="layout" svg:width="9.134cm" svg:height="12.179cm" svg:x="9.432cm" svg:y="4.913cm" presentation:class="graphic" presentation:user-transformed="true">
          <draw:image xlink:href="Pictures/1000000000000177000001F4E237051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You!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 for You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ested in more?</text:p>
                <text:list>
                  <text:list-item>
                    <text:p>Phone burger gets a bit complicated...</text:p>
                  </text:list-item>
                  <text:list-item>
                    <text:p>I could create a temporary admin account and let people play around a bit in the back end...</text:p>
                  </text:list-item>
                  <text:list-item>
                    <text:p/>
                  </text:list-item>
                </text:list>
              </text:list-item>
              <text:list-item>
                <text:p>How do I use this work to market myself and make some $$$?</text:p>
                <text:list>
                  <text:list-item>
                    <text:p/>
                  </text:list-item>
                </text:list>
              </text:list-item>
              <text:list-item>
                <text:p>Do you think I should do something similar to the default themes in WordPress and Drupal?</text:p>
                <text:list>
                  <text:list-item>
                    <text:p>This is what I am planning to do, for this month anyway</text:p>
                  </text:list-item>
                  <text:list-item>
                    <text:p>(Or maybe I should just try to find a real job?)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do You think?</text:p>
              </text:list-item>
              <text:list-item>
                <text:p>I think it is cool technology and am open to ideas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endix: CSS Line Count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endix: CSS Line Counts</text:p>
          </draw:text-box>
        </draw:frame>
        <draw:frame draw:style-name="standard" draw:layer="layout" svg:width="25.198cm" svg:height="6.80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CMS</text:p>
              </table:table-cell>
              <table:table-cell>
                <text:p>Template/Theme</text:p>
              </table:table-cell>
              <table:table-cell>
                <text:p>Lines in</text:p>
              </table:table-cell>
              <table:table-cell>
                <text:p># Files</text:p>
              </table:table-cell>
            </table:table-row>
            <table:table-row table:style-name="ro1" table:default-cell-style-name="ce1">
              <table:table-cell>
                <text:p>Joomla</text:p>
              </table:table-cell>
              <table:table-cell>
                <text:p>Beez3</text:p>
              </table:table-cell>
              <table:table-cell>
                <text:p>5433</text:p>
              </table:table-cell>
              <table:table-cell>
                <text:p>15</text:p>
              </table:table-cell>
            </table:table-row>
            <table:table-row table:style-name="ro1" table:default-cell-style-name="ce1">
              <table:table-cell>
                <text:p>Joomla</text:p>
              </table:table-cell>
              <table:table-cell>
                <text:p>protostar</text:p>
              </table:table-cell>
              <table:table-cell>
                <text:p>7479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WordPress</text:p>
              </table:table-cell>
              <table:table-cell>
                <text:p>twentyfifteen</text:p>
              </table:table-cell>
              <table:table-cell>
                <text:p>6834</text:p>
              </table:table-cell>
              <table:table-cell>
                <text:p>2</text:p>
              </table:table-cell>
            </table:table-row>
            <table:table-row table:style-name="ro1" table:default-cell-style-name="ce1">
              <table:table-cell>
                <text:p>WordPress</text:p>
              </table:table-cell>
              <table:table-cell>
                <text:p>twentyfourteen</text:p>
              </table:table-cell>
              <table:table-cell>
                <text:p>5174</text:p>
              </table:table-cell>
              <table:table-cell>
                <text:p>2</text:p>
              </table:table-cell>
            </table:table-row>
            <table:table-row table:style-name="ro1" table:default-cell-style-name="ce1">
              <table:table-cell>
                <text:p>Drupal</text:p>
              </table:table-cell>
              <table:table-cell>
                <text:p>garland</text:p>
              </table:table-cell>
              <table:table-cell>
                <text:p>1786</text:p>
              </table:table-cell>
              <table:table-cell>
                <text:p>5</text:p>
              </table:table-cell>
            </table:table-row>
            <table:table-row table:style-name="ro1" table:default-cell-style-name="ce1">
              <table:table-cell>
                <text:p>Drupal</text:p>
              </table:table-cell>
              <table:table-cell>
                <text:p>seven</text:p>
              </table:table-cell>
              <table:table-cell>
                <text:p>2058</text:p>
              </table:table-cell>
              <table:table-cell>
                <text:p>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12:47.337549879</meta:creation-date>
    <meta:generator>LibreOffice/4.2.8.2$Linux_X86_64 LibreOffice_project/420m0$Build-2</meta:generator>
    <dc:date>2015-08-31T23:24:18.647025888</dc:date>
    <meta:editing-duration>P2DT4H18M3S</meta:editing-duration>
    <meta:editing-cycles>85</meta:editing-cycles>
    <meta:document-statistic meta:object-count="205"/>
  </office:meta>
</office:document-meta>
</file>